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39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233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54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81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FAM-HM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9"/>
        <table:table-column table:style-name="co10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8" table:default-cell-style-name="ce5"/>
        <table:table-column table:style-name="co3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5"/>
        <table:table-row table:style-name="ro1">
          <table:table-cell table:style-name="ce1" office:value-type="string" calcext:value-type="string" table:number-columns-spanned="7" table:number-rows-spanned="1">
            <text:p>#</text:p>
          </table:table-cell>
          <table:covered-table-cell table:number-columns-repeated="6" table:style-name="ce1"/>
          <table:table-cell table:style-name="ce8" office:value-type="string" calcext:value-type="string" table:number-columns-spanned="4" table:number-rows-spanned="1">
            <text:p><text:s text:c="2"/>--- full <text:s/>sequence ----------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------- this domain -------------</text:p>
          </table:table-cell>
          <table:covered-table-cell table:number-columns-repeated="3" table:style-name="ce1"/>
          <table:table-cell table:style-name="ce8" office:value-type="string" calcext:value-type="string" table:number-columns-spanned="2" table:number-rows-spanned="1">
            <text:p><text:s text:c="3"/>hmm <text:s/>coord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<text:s text:c="3"/>ali <text:s/>coord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<text:s text:c="3"/>env <text:s/>coord</text:p>
          </table:table-cell>
          <table:covered-table-cell table:style-name="ce1"/>
          <table:table-cell table:style-name="Default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target name</text:p>
          </table:table-cell>
          <table:table-cell table:style-name="ce3" office:value-type="string" calcext:value-type="string">
            <text:p><text:s/>accession</text:p>
          </table:table-cell>
          <table:table-cell table:style-name="ce3" office:value-type="string" calcext:value-type="string">
            <text:p><text:s text:c="2"/>tlen</text:p>
          </table:table-cell>
          <table:table-cell table:style-name="ce3" office:value-type="string" calcext:value-type="string">
            <text:p><text:s/>query name</text:p>
          </table:table-cell>
          <table:table-cell table:style-name="ce3" office:value-type="string" calcext:value-type="string">
            <text:p><text:s/>accession</text:p>
          </table:table-cell>
          <table:table-cell table:style-name="ce3" office:value-type="string" calcext:value-type="string">
            <text:p><text:s text:c="2"/>qlen</text:p>
          </table:table-cell>
          <table:table-cell table:style-name="ce3" office:value-type="string" calcext:value-type="string">
            <text:p><text:s text:c="3"/>E-value</text:p>
          </table:table-cell>
          <table:table-cell table:style-name="ce3" office:value-type="string" calcext:value-type="string">
            <text:p><text:s text:c="2"/>score</text:p>
          </table:table-cell>
          <table:table-cell table:style-name="ce3" office:value-type="string" calcext:value-type="string">
            <text:p><text:s text:c="2"/>bias</text:p>
          </table:table-cell>
          <table:table-cell table:style-name="ce3" office:value-type="string" calcext:value-type="string">
            <text:p><text:s text:c="3"/>#</text:p>
          </table:table-cell>
          <table:table-cell table:style-name="ce3" office:value-type="string" calcext:value-type="string">
            <text:p><text:s text:c="2"/>of</text:p>
          </table:table-cell>
          <table:table-cell table:style-name="ce3" office:value-type="string" calcext:value-type="string">
            <text:p><text:s text:c="2"/>c-Evalue</text:p>
          </table:table-cell>
          <table:table-cell table:style-name="ce3" office:value-type="string" calcext:value-type="string">
            <text:p><text:s text:c="2"/>i-Evalue</text:p>
          </table:table-cell>
          <table:table-cell table:style-name="ce3" office:value-type="string" calcext:value-type="string">
            <text:p><text:s text:c="2"/>score</text:p>
          </table:table-cell>
          <table:table-cell table:style-name="ce3" office:value-type="string" calcext:value-type="string">
            <text:p><text:s text:c="2"/>bias</text:p>
          </table:table-cell>
          <table:table-cell table:style-name="ce3" office:value-type="string" calcext:value-type="string">
            <text:p><text:s text:c="2"/>from</text:p>
          </table:table-cell>
          <table:table-cell table:style-name="ce3" office:value-type="string" calcext:value-type="string">
            <text:p><text:s text:c="4"/>to</text:p>
          </table:table-cell>
          <table:table-cell table:style-name="ce3" office:value-type="string" calcext:value-type="string">
            <text:p><text:s text:c="2"/>from</text:p>
          </table:table-cell>
          <table:table-cell table:style-name="ce3" office:value-type="string" calcext:value-type="string">
            <text:p><text:s text:c="4"/>to</text:p>
          </table:table-cell>
          <table:table-cell table:style-name="ce3" office:value-type="string" calcext:value-type="string">
            <text:p><text:s text:c="2"/>from</text:p>
          </table:table-cell>
          <table:table-cell table:style-name="ce3" office:value-type="string" calcext:value-type="string">
            <text:p><text:s text:c="4"/>to</text:p>
          </table:table-cell>
          <table:table-cell table:style-name="ce3" office:value-type="string" calcext:value-type="string">
            <text:p><text:s text:c="2"/>acc</text:p>
          </table:table-cell>
          <table:table-cell table:style-name="ce3" office:value-type="string" calcext:value-type="string">
            <text:p><text:s/>description of target</text:p>
          </table:table-cell>
          <table:table-cell table:style-name="Default"/>
        </table:table-row>
        <table:table-row table:style-name="ro1">
          <table:table-cell office:value-type="string" calcext:value-type="string">
            <text:p>Brara.G00290</text:p>
          </table:table-cell>
          <table:table-cell office:value-type="string" calcext:value-type="string">
            <text:p>-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2E-025" calcext:value-type="float">
            <text:p>2,2E-25</text:p>
          </table:table-cell>
          <table:table-cell office:value-type="float" office:value="81.3" calcext:value-type="float">
            <text:p>81,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0.0000000000023" calcext:value-type="float">
            <text:p>2,3E-12</text:p>
          </table:table-cell>
          <table:table-cell office:value-type="float" office:value="39.7" calcext:value-type="float">
            <text:p>39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G00290</text:p>
          </table:table-cell>
          <table:table-cell office:value-type="string" calcext:value-type="string">
            <text:p>-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2E-025" calcext:value-type="float">
            <text:p>2,2E-25</text:p>
          </table:table-cell>
          <table:table-cell office:value-type="float" office:value="81.3" calcext:value-type="float">
            <text:p>81,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34" calcext:value-type="float">
            <text:p>3,4E-11</text:p>
          </table:table-cell>
          <table:table-cell office:value-type="float" office:value="0.000000000036" calcext:value-type="float">
            <text:p>3,6E-11</text:p>
          </table:table-cell>
          <table:table-cell office:value-type="float" office:value="35.9" calcext:value-type="float">
            <text:p>35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1g112080</text:p>
          </table:table-cell>
          <table:table-cell office:value-type="string" calcext:value-type="string">
            <text:p>-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8.4E-025" calcext:value-type="float">
            <text:p>8,4E-25</text:p>
          </table:table-cell>
          <table:table-cell office:value-type="float" office:value="79.5" calcext:value-type="float">
            <text:p>79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58" calcext:value-type="float">
            <text:p>5,8E-11</text:p>
          </table:table-cell>
          <table:table-cell office:value-type="float" office:value="0.000000000061" calcext:value-type="float">
            <text:p>6,1E-11</text:p>
          </table:table-cell>
          <table:table-cell office:value-type="float" office:value="35.1" calcext:value-type="float">
            <text:p>35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1g112080</text:p>
          </table:table-cell>
          <table:table-cell office:value-type="string" calcext:value-type="string">
            <text:p>-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8.4E-025" calcext:value-type="float">
            <text:p>8,4E-25</text:p>
          </table:table-cell>
          <table:table-cell office:value-type="float" office:value="79.5" calcext:value-type="float">
            <text:p>79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083" calcext:value-type="float">
            <text:p>8,3E-12</text:p>
          </table:table-cell>
          <table:table-cell office:value-type="float" office:value="0.0000000000088" calcext:value-type="float">
            <text:p>8,8E-12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212" calcext:value-type="float">
            <text:p>21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3g04110</text:p>
          </table:table-cell>
          <table:table-cell office:value-type="string" calcext:value-type="string">
            <text:p>-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.2E-024" calcext:value-type="float">
            <text:p>6,2E-24</text:p>
          </table:table-cell>
          <table:table-cell office:value-type="float" office:value="76.7" calcext:value-type="float">
            <text:p>76,7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6" calcext:value-type="float">
            <text:p>2,6E-10</text:p>
          </table:table-cell>
          <table:table-cell office:value-type="float" office:value="0.00000000027" calcext:value-type="float">
            <text:p>2,7E-10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3g04110</text:p>
          </table:table-cell>
          <table:table-cell office:value-type="string" calcext:value-type="string">
            <text:p>-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.2E-024" calcext:value-type="float">
            <text:p>6,2E-24</text:p>
          </table:table-cell>
          <table:table-cell office:value-type="float" office:value="76.7" calcext:value-type="float">
            <text:p>76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023" calcext:value-type="float">
            <text:p>2,3E-12</text:p>
          </table:table-cell>
          <table:table-cell office:value-type="float" office:value="0.0000000000024" calcext:value-type="float">
            <text:p>2,4E-12</text:p>
          </table:table-cell>
          <table:table-cell office:value-type="float" office:value="39.6" calcext:value-type="float">
            <text:p>39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4g3v0200090</text:p>
          </table:table-cell>
          <table:table-cell office:value-type="string" calcext:value-type="string">
            <text:p>-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3E-023" calcext:value-type="float">
            <text:p>1,3E-23</text:p>
          </table:table-cell>
          <table:table-cell office:value-type="float" office:value="75.6" calcext:value-type="float">
            <text:p>75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45" calcext:value-type="float">
            <text:p>4,5E-11</text:p>
          </table:table-cell>
          <table:table-cell table:style-name="ce6" office:value-type="float" office:value="0.000000000048" calcext:value-type="float">
            <text:p>4,80E-11</text:p>
          </table:table-cell>
          <table:table-cell office:value-type="float" office:value="35.5" calcext:value-type="float">
            <text:p>35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4g3v0200090</text:p>
          </table:table-cell>
          <table:table-cell office:value-type="string" calcext:value-type="string">
            <text:p>-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1.3E-023" calcext:value-type="float">
            <text:p>1,30E-23</text:p>
          </table:table-cell>
          <table:table-cell office:value-type="float" office:value="75.6" calcext:value-type="float">
            <text:p>75,6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21" calcext:value-type="float">
            <text:p>2,1E-10</text:p>
          </table:table-cell>
          <table:table-cell office:value-type="float" office:value="0.00000000022" calcext:value-type="float">
            <text:p>2,2E-10</text:p>
          </table:table-cell>
          <table:table-cell office:value-type="float" office:value="33.3" calcext:value-type="float">
            <text:p>3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5G220900</text:p>
          </table:table-cell>
          <table:table-cell office:value-type="string" calcext:value-type="string">
            <text:p>-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1.7E-022" calcext:value-type="float">
            <text:p>1,70E-22</text:p>
          </table:table-cell>
          <table:table-cell office:value-type="float" office:value="72.1" calcext:value-type="float">
            <text:p>72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39" calcext:value-type="float">
            <text:p>0,00000039</text:p>
          </table:table-cell>
          <table:table-cell table:style-name="ce6" office:value-type="float" office:value="0.00000042" calcext:value-type="float">
            <text:p>4,20E-07</text:p>
          </table:table-cell>
          <table:table-cell office:value-type="float" office:value="22.8" calcext:value-type="float">
            <text:p>22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5G220900</text:p>
          </table:table-cell>
          <table:table-cell office:value-type="string" calcext:value-type="string">
            <text:p>-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7E-022" calcext:value-type="float">
            <text:p>1,7E-22</text:p>
          </table:table-cell>
          <table:table-cell office:value-type="float" office:value="72.1" calcext:value-type="float">
            <text:p>72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098" calcext:value-type="float">
            <text:p>9,8E-12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37.6" calcext:value-type="float">
            <text:p>37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4g37090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3E-022" calcext:value-type="float">
            <text:p>3E-22</text:p>
          </table:table-cell>
          <table:table-cell office:value-type="float" office:value="71.3" calcext:value-type="float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21" calcext:value-type="float">
            <text:p>2,1E-12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39.7" calcext:value-type="float">
            <text:p>39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160" calcext:value-type="float">
            <text:p>16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4g37090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3E-022" calcext:value-type="float">
            <text:p>3,00E-22</text:p>
          </table:table-cell>
          <table:table-cell office:value-type="float" office:value="71.3" calcext:value-type="float">
            <text:p>7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38" calcext:value-type="float">
            <text:p>0,0000000038</text:p>
          </table:table-cell>
          <table:table-cell office:value-type="float" office:value="0.000000004" calcext:value-type="float">
            <text:p>0,000000004</text:p>
          </table:table-cell>
          <table:table-cell office:value-type="float" office:value="29.3" calcext:value-type="float">
            <text:p>29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  <table:table-cell office:value-type="float" office:value="221" calcext:value-type="float">
            <text:p>22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8G176700</text:p>
          </table:table-cell>
          <table:table-cell office:value-type="string" calcext:value-type="string">
            <text:p>-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3.6E-022" calcext:value-type="float">
            <text:p>3,60E-22</text:p>
          </table:table-cell>
          <table:table-cell office:value-type="float" office:value="71.1" calcext:value-type="float">
            <text:p>71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.0000000073" calcext:value-type="float">
            <text:p>7,30E-09</text:p>
          </table:table-cell>
          <table:table-cell office:value-type="float" office:value="0.0000000077" calcext:value-type="float">
            <text:p>0,0000000077</text:p>
          </table:table-cell>
          <table:table-cell office:value-type="float" office:value="28.4" calcext:value-type="float">
            <text:p>28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8G176700</text:p>
          </table:table-cell>
          <table:table-cell office:value-type="string" calcext:value-type="string">
            <text:p>-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3.6E-022" calcext:value-type="float">
            <text:p>3,6E-22</text:p>
          </table:table-cell>
          <table:table-cell office:value-type="float" office:value="71.1" calcext:value-type="float">
            <text:p>71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015" calcext:value-type="float">
            <text:p>1,5E-12</text:p>
          </table:table-cell>
          <table:table-cell office:value-type="float" office:value="0.0000000000016" calcext:value-type="float">
            <text:p>1,6E-12</text:p>
          </table:table-cell>
          <table:table-cell office:value-type="float" office:value="40.2" calcext:value-type="float">
            <text:p>4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3g072410</text:p>
          </table:table-cell>
          <table:table-cell office:value-type="string" calcext:value-type="string">
            <text:p>-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E-022" calcext:value-type="float">
            <text:p>4E-22</text:p>
          </table:table-cell>
          <table:table-cell office:value-type="float" office:value="70.9" calcext:value-type="float">
            <text:p>70,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13" calcext:value-type="float">
            <text:p>1,3E-11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7.1" calcext:value-type="float">
            <text:p>37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3g072410</text:p>
          </table:table-cell>
          <table:table-cell office:value-type="string" calcext:value-type="string">
            <text:p>-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E-022" calcext:value-type="float">
            <text:p>4E-22</text:p>
          </table:table-cell>
          <table:table-cell office:value-type="float" office:value="70.9" calcext:value-type="float">
            <text:p>7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1" calcext:value-type="float">
            <text:p>0,000000001</text:p>
          </table:table-cell>
          <table:table-cell office:value-type="float" office:value="0.0000000011" calcext:value-type="float">
            <text:p>0,0000000011</text:p>
          </table:table-cell>
          <table:table-cell office:value-type="float" office:value="31.1" calcext:value-type="float">
            <text:p>3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9g37600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9.4E-022" calcext:value-type="float">
            <text:p>9,4E-22</text:p>
          </table:table-cell>
          <table:table-cell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0072" calcext:value-type="float">
            <text:p>7,2E-14</text:p>
          </table:table-cell>
          <table:table-cell office:value-type="float" office:value="0.000000000000076" calcext:value-type="float">
            <text:p>7,6E-14</text:p>
          </table:table-cell>
          <table:table-cell office:value-type="float" office:value="44.4" calcext:value-type="float">
            <text:p>44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office:value-type="float" office:value="161" calcext:value-type="float">
            <text:p>1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9g37600</text:p>
          </table:table-cell>
          <table:table-cell office:value-type="string" calcext:value-type="string">
            <text:p>-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9.4E-022" calcext:value-type="float">
            <text:p>9,4E-22</text:p>
          </table:table-cell>
          <table:table-cell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32" calcext:value-type="float">
            <text:p>0,00000032</text:p>
          </table:table-cell>
          <table:table-cell office:value-type="float" office:value="0.00000034" calcext:value-type="float">
            <text:p>0,00000034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2G17120</text:p>
          </table:table-cell>
          <table:table-cell office:value-type="string" calcext:value-type="string">
            <text:p>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3.9E-021" calcext:value-type="float">
            <text:p>3,9E-21</text:p>
          </table:table-cell>
          <table:table-cell office:value-type="float" office:value="67.7" calcext:value-type="float">
            <text:p>67,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4" calcext:value-type="float">
            <text:p>1,4E-10</text:p>
          </table:table-cell>
          <table:table-cell office:value-type="float" office:value="0.00000000015" calcext:value-type="float">
            <text:p>1,5E-1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2G17120</text:p>
          </table:table-cell>
          <table:table-cell office:value-type="string" calcext:value-type="string">
            <text:p>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3.9E-021" calcext:value-type="float">
            <text:p>3,9E-21</text:p>
          </table:table-cell>
          <table:table-cell office:value-type="float" office:value="67.7" calcext:value-type="float">
            <text:p>67,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18" calcext:value-type="float">
            <text:p>0,0000000018</text:p>
          </table:table-cell>
          <table:table-cell office:value-type="float" office:value="0.0000000019" calcext:value-type="float">
            <text:p>0,0000000019</text:p>
          </table:table-cell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  <table:table-cell office:value-type="float" office:value="217" calcext:value-type="float">
            <text:p>217</text:p>
          </table:table-cell>
          <table:table-cell office:value-type="float" office:value="174" calcext:value-type="float">
            <text:p>174</text:p>
          </table:table-cell>
          <table:table-cell office:value-type="float" office:value="217" calcext:value-type="float">
            <text:p>217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1G21880</text:p>
          </table:table-cell>
          <table:table-cell office:value-type="string" calcext:value-type="string">
            <text:p>-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5.4E-021" calcext:value-type="float">
            <text:p>5,4E-21</text:p>
          </table:table-cell>
          <table:table-cell office:value-type="float" office:value="67.3" calcext:value-type="float">
            <text:p>67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72" calcext:value-type="float">
            <text:p>0,0000000072</text:p>
          </table:table-cell>
          <table:table-cell office:value-type="float" office:value="0.0000000076" calcext:value-type="float">
            <text:p>0,0000000076</text:p>
          </table:table-cell>
          <table:table-cell office:value-type="float" office:value="28.4" calcext:value-type="float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1G21880</text:p>
          </table:table-cell>
          <table:table-cell office:value-type="string" calcext:value-type="string">
            <text:p>-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5.4E-021" calcext:value-type="float">
            <text:p>5,4E-21</text:p>
          </table:table-cell>
          <table:table-cell office:value-type="float" office:value="67.3" calcext:value-type="float">
            <text:p>67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36" calcext:value-type="float">
            <text:p>3,6E-11</text:p>
          </table:table-cell>
          <table:table-cell table:style-name="ce6" office:value-type="float" office:value="0.000000000038" calcext:value-type="float">
            <text:p>3,80E-11</text:p>
          </table:table-cell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1G500000</text:p>
          </table:table-cell>
          <table:table-cell office:value-type="string" calcext:value-type="string">
            <text:p>-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8.3E-021" calcext:value-type="float">
            <text:p>8,3E-21</text:p>
          </table:table-cell>
          <table:table-cell office:value-type="float" office:value="66.7" calcext:value-type="float">
            <text:p>66,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18" calcext:value-type="float">
            <text:p>1,8E-11</text:p>
          </table:table-cell>
          <table:table-cell office:value-type="float" office:value="0.000000000019" calcext:value-type="float">
            <text:p>1,9E-11</text:p>
          </table:table-cell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1G500000</text:p>
          </table:table-cell>
          <table:table-cell office:value-type="string" calcext:value-type="string">
            <text:p>-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8.3E-021" calcext:value-type="float">
            <text:p>8,30E-21</text:p>
          </table:table-cell>
          <table:table-cell office:value-type="float" office:value="66.7" calcext:value-type="float">
            <text:p>66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25" calcext:value-type="float">
            <text:p>0,000000025</text:p>
          </table:table-cell>
          <table:table-cell office:value-type="float" office:value="0.000000026" calcext:value-type="float">
            <text:p>0,000000026</text:p>
          </table:table-cell>
          <table:table-cell office:value-type="float" office:value="26.7" calcext:value-type="float">
            <text:p>26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1g76177</text:p>
          </table:table-cell>
          <table:table-cell office:value-type="string" calcext:value-type="string">
            <text:p>-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1.4E-020" calcext:value-type="float">
            <text:p>1,40E-20</text:p>
          </table:table-cell>
          <table:table-cell office:value-type="float" office:value="65.9" calcext:value-type="float">
            <text:p>65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65" calcext:value-type="float">
            <text:p>6,5E-11</text:p>
          </table:table-cell>
          <table:table-cell office:value-type="float" office:value="0.00000000007" calcext:value-type="float">
            <text:p>7E-11</text:p>
          </table:table-cell>
          <table:table-cell office:value-type="float" office:value="34.9" calcext:value-type="float">
            <text:p>34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1g76177</text:p>
          </table:table-cell>
          <table:table-cell office:value-type="string" calcext:value-type="string">
            <text:p>-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4E-020" calcext:value-type="float">
            <text:p>1,4E-20</text:p>
          </table:table-cell>
          <table:table-cell office:value-type="float" office:value="65.9" calcext:value-type="float">
            <text:p>65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18" calcext:value-type="float">
            <text:p>0,000000018</text:p>
          </table:table-cell>
          <table:table-cell office:value-type="float" office:value="0.000000019" calcext:value-type="float">
            <text:p>0,000000019</text:p>
          </table:table-cell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2G23770</text:p>
          </table:table-cell>
          <table:table-cell office:value-type="string" calcext:value-type="string">
            <text:p>-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E-020" calcext:value-type="float">
            <text:p>2E-20</text:p>
          </table:table-cell>
          <table:table-cell office:value-type="float" office:value="65.4" calcext:value-type="float">
            <text:p>65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64" calcext:value-type="float">
            <text:p>6,4E-10</text:p>
          </table:table-cell>
          <table:table-cell office:value-type="float" office:value="0.00000000068" calcext:value-type="float">
            <text:p>6,8E-10</text:p>
          </table:table-cell>
          <table:table-cell office:value-type="float" office:value="31.8" calcext:value-type="float">
            <text:p>31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2G23770</text:p>
          </table:table-cell>
          <table:table-cell office:value-type="string" calcext:value-type="string">
            <text:p>-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E-020" calcext:value-type="float">
            <text:p>2E-20</text:p>
          </table:table-cell>
          <table:table-cell office:value-type="float" office:value="65.4" calcext:value-type="float">
            <text:p>65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86" calcext:value-type="float">
            <text:p>0,000000086</text:p>
          </table:table-cell>
          <table:table-cell office:value-type="float" office:value="0.000000091" calcext:value-type="float">
            <text:p>0,0000000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4g094730</text:p>
          </table:table-cell>
          <table:table-cell office:value-type="string" calcext:value-type="string">
            <text:p>-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7E-019" calcext:value-type="float">
            <text:p>1,7E-19</text:p>
          </table:table-cell>
          <table:table-cell office:value-type="float" office:value="62.5" calcext:value-type="float">
            <text:p>62,5</text:p>
          </table:table-cell>
          <table:table-cell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11" calcext:value-type="float">
            <text:p>0,000000011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7.8" calcext:value-type="float">
            <text:p>27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  <table:table-cell office:value-type="float" office:value="163" calcext:value-type="float">
            <text:p>16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4g094730</text:p>
          </table:table-cell>
          <table:table-cell office:value-type="string" calcext:value-type="string">
            <text:p>-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7E-019" calcext:value-type="float">
            <text:p>1,7E-19</text:p>
          </table:table-cell>
          <table:table-cell office:value-type="float" office:value="62.5" calcext:value-type="float">
            <text:p>62,5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18" calcext:value-type="float">
            <text:p>1,8E-10</text:p>
          </table:table-cell>
          <table:table-cell office:value-type="float" office:value="0.00000000019" calcext:value-type="float">
            <text:p>1,9E-10</text:p>
          </table:table-cell>
          <table:table-cell office:value-type="float" office:value="33.5" calcext:value-type="float">
            <text:p>33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float" office:value="224" calcext:value-type="float">
            <text:p>22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3g119550</text:p>
          </table:table-cell>
          <table:table-cell office:value-type="string" calcext:value-type="string">
            <text:p>-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7E-019" calcext:value-type="float">
            <text:p>2,7E-19</text:p>
          </table:table-cell>
          <table:table-cell office:value-type="float" office:value="61.9" calcext:value-type="float">
            <text:p>61,9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2.8" calcext:value-type="float">
            <text:p>12,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3g119550</text:p>
          </table:table-cell>
          <table:table-cell office:value-type="string" calcext:value-type="string">
            <text:p>-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7E-019" calcext:value-type="float">
            <text:p>2,7E-19</text:p>
          </table:table-cell>
          <table:table-cell office:value-type="float" office:value="61.9" calcext:value-type="float">
            <text:p>61,9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3g119550</text:p>
          </table:table-cell>
          <table:table-cell office:value-type="string" calcext:value-type="string">
            <text:p>-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7E-019" calcext:value-type="float">
            <text:p>2,7E-19</text:p>
          </table:table-cell>
          <table:table-cell office:value-type="float" office:value="61.9" calcext:value-type="float">
            <text:p>61,9</text:p>
          </table:table-cell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.0000000014" calcext:value-type="float">
            <text:p>0,0000000014</text:p>
          </table:table-cell>
          <table:table-cell table:style-name="ce6" office:value-type="float" office:value="0.0000000015" calcext:value-type="float">
            <text:p>1,50E-09</text:p>
          </table:table-cell>
          <table:table-cell office:value-type="float" office:value="30.7" calcext:value-type="float">
            <text:p>30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H02266</text:p>
          </table:table-cell>
          <table:table-cell office:value-type="string" calcext:value-type="string">
            <text:p>-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.3E-019" calcext:value-type="float">
            <text:p>4,3E-19</text:p>
          </table:table-cell>
          <table:table-cell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34" calcext:value-type="float">
            <text:p>0,000000034</text:p>
          </table:table-cell>
          <table:table-cell table:style-name="ce6" office:value-type="float" office:value="0.000000036" calcext:value-type="float">
            <text:p>3,60E-08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float" office:value="111" calcext:value-type="float">
            <text:p>111</text:p>
          </table:table-cell>
          <table:table-cell office:value-type="float" office:value="157" calcext:value-type="float">
            <text:p>157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H02266</text:p>
          </table:table-cell>
          <table:table-cell office:value-type="string" calcext:value-type="string">
            <text:p>-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.3E-019" calcext:value-type="float">
            <text:p>4,3E-19</text:p>
          </table:table-cell>
          <table:table-cell office:value-type="float" office:value="61.2" calcext:value-type="float">
            <text:p>61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69" calcext:value-type="float">
            <text:p>6,9E-10</text:p>
          </table:table-cell>
          <table:table-cell table:style-name="ce6" office:value-type="float" office:value="0.00000000073" calcext:value-type="float">
            <text:p>7,30E-10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F01580</text:p>
          </table:table-cell>
          <table:table-cell office:value-type="string" calcext:value-type="string">
            <text:p>-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3E-018" calcext:value-type="float">
            <text:p>2,3E-18</text:p>
          </table:table-cell>
          <table:table-cell office:value-type="float" office:value="58.9" calcext:value-type="float">
            <text:p>58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37" calcext:value-type="float">
            <text:p>0,000000037</text:p>
          </table:table-cell>
          <table:table-cell office:value-type="float" office:value="0.00000004" calcext:value-type="float">
            <text:p>0,00000004</text:p>
          </table:table-cell>
          <table:table-cell office:value-type="float" office:value="26.1" calcext:value-type="float">
            <text:p>26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F01580</text:p>
          </table:table-cell>
          <table:table-cell office:value-type="string" calcext:value-type="string">
            <text:p>-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3E-018" calcext:value-type="float">
            <text:p>2,3E-18</text:p>
          </table:table-cell>
          <table:table-cell office:value-type="float" office:value="58.9" calcext:value-type="float">
            <text:p>58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19" calcext:value-type="float">
            <text:p>0,0000000019</text:p>
          </table:table-cell>
          <table:table-cell office:value-type="float" office:value="0.000000002" calcext:value-type="float">
            <text:p>0,000000002</text:p>
          </table:table-cell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D01416</text:p>
          </table:table-cell>
          <table:table-cell office:value-type="string" calcext:value-type="string">
            <text:p>-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5.6E-018" calcext:value-type="float">
            <text:p>5,6E-18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75" calcext:value-type="float">
            <text:p>0,000000075</text:p>
          </table:table-cell>
          <table:table-cell office:value-type="float" office:value="0.00000008" calcext:value-type="float">
            <text:p>0,00000008</text:p>
          </table:table-cell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D01416</text:p>
          </table:table-cell>
          <table:table-cell office:value-type="string" calcext:value-type="string">
            <text:p>-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5.6E-018" calcext:value-type="float">
            <text:p>5,6E-18</text:p>
          </table:table-cell>
          <table:table-cell office:value-type="float" office:value="57.6" calcext:value-type="float">
            <text:p>57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56" calcext:value-type="float">
            <text:p>0,000000056</text:p>
          </table:table-cell>
          <table:table-cell office:value-type="float" office:value="0.000000059" calcext:value-type="float">
            <text:p>0,000000059</text:p>
          </table:table-cell>
          <table:table-cell office:value-type="float" office:value="25.6" calcext:value-type="float">
            <text:p>25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21" calcext:value-type="float">
            <text:p>221</text:p>
          </table:table-cell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float" office:value="265" calcext:value-type="float">
            <text:p>26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11g012870</text:p>
          </table:table-cell>
          <table:table-cell office:value-type="string" calcext:value-type="string">
            <text:p>-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8.2E-018" calcext:value-type="float">
            <text:p>8,2E-18</text:p>
          </table:table-cell>
          <table:table-cell office:value-type="float" office:value="57.1" calcext:value-type="float">
            <text:p>57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11" calcext:value-type="float">
            <text:p>0,000011</text:p>
          </table:table-cell>
          <table:table-cell office:value-type="float" office:value="18.3" calcext:value-type="float">
            <text:p>18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53" calcext:value-type="float">
            <text:p>153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11g012870</text:p>
          </table:table-cell>
          <table:table-cell office:value-type="string" calcext:value-type="string">
            <text:p>-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8.2E-018" calcext:value-type="float">
            <text:p>8,2E-18</text:p>
          </table:table-cell>
          <table:table-cell office:value-type="float" office:value="57.1" calcext:value-type="float">
            <text:p>57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23" calcext:value-type="float">
            <text:p>2,3E-11</text:p>
          </table:table-cell>
          <table:table-cell office:value-type="float" office:value="0.000000000025" calcext:value-type="float">
            <text:p>2,5E-11</text:p>
          </table:table-cell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1G77630</text:p>
          </table:table-cell>
          <table:table-cell office:value-type="string" calcext:value-type="string">
            <text:p>-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56.8" calcext:value-type="float">
            <text:p>56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62" calcext:value-type="float">
            <text:p>0,00000062</text:p>
          </table:table-cell>
          <table:table-cell office:value-type="float" office:value="0.00000066" calcext:value-type="float">
            <text:p>0,00000066</text:p>
          </table:table-cell>
          <table:table-cell office:value-type="float" office:value="22.2" calcext:value-type="float">
            <text:p>22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1G77630</text:p>
          </table:table-cell>
          <table:table-cell office:value-type="string" calcext:value-type="string">
            <text:p>-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56.8" calcext:value-type="float">
            <text:p>56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45" calcext:value-type="float">
            <text:p>4,5E-10</text:p>
          </table:table-cell>
          <table:table-cell office:value-type="float" office:value="0.00000000048" calcext:value-type="float">
            <text:p>4,8E-10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2g094010</text:p>
          </table:table-cell>
          <table:table-cell office:value-type="string" calcext:value-type="string">
            <text:p>-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52.5" calcext:value-type="float">
            <text:p>52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2g094010</text:p>
          </table:table-cell>
          <table:table-cell office:value-type="string" calcext:value-type="string">
            <text:p>-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52.5" calcext:value-type="float">
            <text:p>52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16" calcext:value-type="float">
            <text:p>0,00000016</text:p>
          </table:table-cell>
          <table:table-cell office:value-type="float" office:value="0.00000017" calcext:value-type="float">
            <text:p>0,00000017</text:p>
          </table:table-cell>
          <table:table-cell office:value-type="float" office:value="24.1" calcext:value-type="float">
            <text:p>2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9g27890</text:p>
          </table:table-cell>
          <table:table-cell office:value-type="string" calcext:value-type="string">
            <text:p>-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2E-015" calcext:value-type="float">
            <text:p>1,2E-15</text:p>
          </table:table-cell>
          <table:table-cell office:value-type="float" office:value="50.2" calcext:value-type="float">
            <text:p>5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0.0004" calcext:value-type="float">
            <text:p>0,0004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9g27890</text:p>
          </table:table-cell>
          <table:table-cell office:value-type="string" calcext:value-type="string">
            <text:p>-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2E-015" calcext:value-type="float">
            <text:p>1,2E-15</text:p>
          </table:table-cell>
          <table:table-cell office:value-type="float" office:value="50.2" calcext:value-type="float">
            <text:p>5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12" calcext:value-type="float">
            <text:p>1,2E-10</text:p>
          </table:table-cell>
          <table:table-cell office:value-type="float" office:value="0.00000000013" calcext:value-type="float">
            <text:p>1,3E-10</text:p>
          </table:table-cell>
          <table:table-cell office:value-type="float" office:value="34.1" calcext:value-type="float">
            <text:p>3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219" calcext:value-type="float">
            <text:p>21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7G147600</text:p>
          </table:table-cell>
          <table:table-cell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1.9E-015" calcext:value-type="float">
            <text:p>1,9E-15</text:p>
          </table:table-cell>
          <table:table-cell office:value-type="float" office:value="49.5" calcext:value-type="float">
            <text:p>49,5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79" calcext:value-type="float">
            <text:p>0,0000079</text:p>
          </table:table-cell>
          <table:table-cell office:value-type="float" office:value="0.0000084" calcext:value-type="float">
            <text:p>0,0000084</text:p>
          </table:table-cell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124" calcext:value-type="float">
            <text:p>124</text:p>
          </table:table-cell>
          <table:table-cell office:value-type="float" office:value="170" calcext:value-type="float">
            <text:p>17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7G147600</text:p>
          </table:table-cell>
          <table:table-cell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1.9E-015" calcext:value-type="float">
            <text:p>1,90E-15</text:p>
          </table:table-cell>
          <table:table-cell office:value-type="float" office:value="49.5" calcext:value-type="float">
            <text:p>49,5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25" calcext:value-type="float">
            <text:p>0,00000025</text:p>
          </table:table-cell>
          <table:table-cell office:value-type="float" office:value="0.00000026" calcext:value-type="float">
            <text:p>0,00000026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6G357200</text:p>
          </table:table-cell>
          <table:table-cell office:value-type="string" calcext:value-type="string">
            <text:p>-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2.6E-015" calcext:value-type="float">
            <text:p>2,60E-15</text:p>
          </table:table-cell>
          <table:table-cell office:value-type="float" office:value="49.1" calcext:value-type="float">
            <text:p>49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4.5" calcext:value-type="float">
            <text:p>14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office:value-type="float" office:value="167" calcext:value-type="float">
            <text:p>16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6G357200</text:p>
          </table:table-cell>
          <table:table-cell office:value-type="string" calcext:value-type="string">
            <text:p>-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2.6E-015" calcext:value-type="float">
            <text:p>2,6E-15</text:p>
          </table:table-cell>
          <table:table-cell office:value-type="float" office:value="49.1" calcext:value-type="float">
            <text:p>49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44" calcext:value-type="float">
            <text:p>0,00000044</text:p>
          </table:table-cell>
          <table:table-cell office:value-type="float" office:value="0.00000047" calcext:value-type="float">
            <text:p>0,00000047</text:p>
          </table:table-cell>
          <table:table-cell office:value-type="float" office:value="22.7" calcext:value-type="float">
            <text:p>22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7g079350</text:p>
          </table:table-cell>
          <table:table-cell office:value-type="string" calcext:value-type="string">
            <text:p>-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E-015" calcext:value-type="float">
            <text:p>4E-15</text:p>
          </table:table-cell>
          <table:table-cell office:value-type="float" office:value="48.5" calcext:value-type="float">
            <text:p>48,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1" calcext:value-type="float">
            <text:p>0,00041</text:p>
          </table:table-cell>
          <table:table-cell table:style-name="ce6" office:value-type="float" office:value="0.00043" calcext:value-type="float">
            <text:p>4,30E-04</text:p>
          </table:table-cell>
          <table:table-cell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7g079350</text:p>
          </table:table-cell>
          <table:table-cell office:value-type="string" calcext:value-type="string">
            <text:p>-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E-015" calcext:value-type="float">
            <text:p>4E-15</text:p>
          </table:table-cell>
          <table:table-cell office:value-type="float" office:value="48.5" calcext:value-type="float">
            <text:p>48,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91" calcext:value-type="float">
            <text:p>0,00000091</text:p>
          </table:table-cell>
          <table:table-cell office:value-type="float" office:value="0.00000096" calcext:value-type="float">
            <text:p>0,0000009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B02278</text:p>
          </table:table-cell>
          <table:table-cell office:value-type="string" calcext:value-type="string">
            <text:p>-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.1E-015" calcext:value-type="float">
            <text:p>4,1E-15</text:p>
          </table:table-cell>
          <table:table-cell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B02278</text:p>
          </table:table-cell>
          <table:table-cell office:value-type="string" calcext:value-type="string">
            <text:p>-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4.1E-015" calcext:value-type="float">
            <text:p>4,1E-15</text:p>
          </table:table-cell>
          <table:table-cell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84" calcext:value-type="float">
            <text:p>8,4E-10</text:p>
          </table:table-cell>
          <table:table-cell office:value-type="float" office:value="0.0000000009" calcext:value-type="float">
            <text:p>9E-10</text:p>
          </table:table-cell>
          <table:table-cell office:value-type="float" office:value="31.4" calcext:value-type="float">
            <text:p>31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215" calcext:value-type="float">
            <text:p>2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2g53000</text:p>
          </table:table-cell>
          <table:table-cell office:value-type="string" calcext:value-type="string">
            <text:p>-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5.8E-015" calcext:value-type="float">
            <text:p>5,8E-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83" calcext:value-type="float">
            <text:p>0,0000000083</text:p>
          </table:table-cell>
          <table:table-cell office:value-type="float" office:value="0.0000000088" calcext:value-type="float">
            <text:p>0,0000000088</text:p>
          </table:table-cell>
          <table:table-cell office:value-type="float" office:value="28.2" calcext:value-type="float">
            <text:p>28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225" calcext:value-type="float">
            <text:p>22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3g57756</text:p>
          </table:table-cell>
          <table:table-cell office:value-type="string" calcext:value-type="string">
            <text:p>-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.1E-015" calcext:value-type="float">
            <text:p>6,1E-15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3g57756</text:p>
          </table:table-cell>
          <table:table-cell office:value-type="string" calcext:value-type="string">
            <text:p>-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.1E-015" calcext:value-type="float">
            <text:p>6,1E-15</text:p>
          </table:table-cell>
          <table:table-cell office:value-type="float" office:value="47.9" calcext:value-type="float">
            <text:p>47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76" calcext:value-type="float">
            <text:p>0,0000000076</text:p>
          </table:table-cell>
          <table:table-cell office:value-type="float" office:value="0.0000000081" calcext:value-type="float">
            <text:p>0,0000000081</text:p>
          </table:table-cell>
          <table:table-cell office:value-type="float" office:value="28.3" calcext:value-type="float">
            <text:p>28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226" calcext:value-type="float">
            <text:p>22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1g46200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012" calcext:value-type="float">
            <text:p>1,2E-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0.000056" calcext:value-type="float">
            <text:p>0,0000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1g46200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012" calcext:value-type="float">
            <text:p>1,2E-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0.000000013" calcext:value-type="float">
            <text:p>0,000000013</text:p>
          </table:table-cell>
          <table:table-cell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9g083200</text:p>
          </table:table-cell>
          <table:table-cell office:value-type="string" calcext:value-type="string">
            <text:p>-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36" calcext:value-type="float">
            <text:p>3,6E-13</text:p>
          </table:table-cell>
          <table:table-cell office:value-type="float" office:value="42.2" calcext:value-type="float">
            <text:p>42,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31" calcext:value-type="float">
            <text:p>0,00000031</text:p>
          </table:table-cell>
          <table:table-cell office:value-type="float" office:value="0.00000033" calcext:value-type="float">
            <text:p>0,00000033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  <table:table-cell office:value-type="float" office:value="184" calcext:value-type="float">
            <text:p>184</text:p>
          </table:table-cell>
          <table:table-cell office:value-type="float" office:value="223" calcext:value-type="float">
            <text:p>223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6g10660</text:p>
          </table:table-cell>
          <table:table-cell office:value-type="string" calcext:value-type="string">
            <text:p>-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37" calcext:value-type="float">
            <text:p>3,7E-13</text:p>
          </table:table-cell>
          <table:table-cell office:value-type="float" office:value="42.2" calcext:value-type="float">
            <text:p>42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42" calcext:value-type="float">
            <text:p>0,0000000042</text:p>
          </table:table-cell>
          <table:table-cell office:value-type="float" office:value="0.0000000045" calcext:value-type="float">
            <text:p>0,0000000045</text:p>
          </table:table-cell>
          <table:table-cell office:value-type="float" office:value="29.1" calcext:value-type="float">
            <text:p>29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2g024290</text:p>
          </table:table-cell>
          <table:table-cell office:value-type="string" calcext:value-type="string">
            <text:p>-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41" calcext:value-type="float">
            <text:p>4,1E-13</text:p>
          </table:table-cell>
          <table:table-cell office:value-type="float" office:value="42.1" calcext:value-type="float">
            <text:p>42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15" calcext:value-type="float">
            <text:p>0,000015</text:p>
          </table:table-cell>
          <table:table-cell table:style-name="ce6" office:value-type="float" office:value="0.000015" calcext:value-type="float">
            <text:p>1,50E-05</text:p>
          </table:table-cell>
          <table:table-cell office:value-type="float" office:value="17.8" calcext:value-type="float">
            <text:p>17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2g024290</text:p>
          </table:table-cell>
          <table:table-cell office:value-type="string" calcext:value-type="string">
            <text:p>-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41" calcext:value-type="float">
            <text:p>4,1E-13</text:p>
          </table:table-cell>
          <table:table-cell office:value-type="float" office:value="42.1" calcext:value-type="float">
            <text:p>42,1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71" calcext:value-type="float">
            <text:p>0,00071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899910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56" calcext:value-type="float">
            <text:p>5,6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11" calcext:value-type="float">
            <text:p>0,000011</text:p>
          </table:table-cell>
          <table:table-cell table:style-name="ce6" office:value-type="float" office:value="0.000012" calcext:value-type="float">
            <text:p>1,20E-05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899910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56" calcext:value-type="float">
            <text:p>5,6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9" calcext:value-type="float">
            <text:p>0,000019</text:p>
          </table:table-cell>
          <table:table-cell table:style-name="ce6" office:value-type="float" office:value="0.00002" calcext:value-type="float">
            <text:p>2,00E-05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6" calcext:value-type="float">
            <text:p>196</text:p>
          </table:table-cell>
          <table:table-cell office:value-type="float" office:value="239" calcext:value-type="float">
            <text:p>239</text:p>
          </table:table-cell>
          <table:table-cell office:value-type="float" office:value="196" calcext:value-type="float">
            <text:p>196</text:p>
          </table:table-cell>
          <table:table-cell office:value-type="float" office:value="239" calcext:value-type="float">
            <text:p>23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899900</text:p>
          </table:table-cell>
          <table:table-cell office:value-type="string" calcext:value-type="string">
            <text:p>-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58" calcext:value-type="float">
            <text:p>5,8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178" calcext:value-type="float">
            <text:p>17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899900</text:p>
          </table:table-cell>
          <table:table-cell office:value-type="string" calcext:value-type="string">
            <text:p>-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58" calcext:value-type="float">
            <text:p>5,8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  <table:table-cell office:value-type="float" office:value="242" calcext:value-type="float">
            <text:p>24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2G33580</text:p>
          </table:table-cell>
          <table:table-cell office:value-type="string" calcext:value-type="string">
            <text:p>-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61" calcext:value-type="float">
            <text:p>6,1E-13</text:p>
          </table:table-cell>
          <table:table-cell office:value-type="float" office:value="41.5" calcext:value-type="float">
            <text:p>41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18" calcext:value-type="float">
            <text:p>0,000000018</text:p>
          </table:table-cell>
          <table:table-cell office:value-type="float" office:value="0.00000002" calcext:value-type="float">
            <text:p>0,00000002</text:p>
          </table:table-cell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9g083210</text:p>
          </table:table-cell>
          <table:table-cell office:value-type="string" calcext:value-type="string">
            <text:p>-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62" calcext:value-type="float">
            <text:p>6,2E-13</text:p>
          </table:table-cell>
          <table:table-cell office:value-type="float" office:value="41.5" calcext:value-type="float">
            <text:p>41,5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office:value-type="float" office:value="166" calcext:value-type="float">
            <text:p>16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9g083210</text:p>
          </table:table-cell>
          <table:table-cell office:value-type="string" calcext:value-type="string">
            <text:p>-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62" calcext:value-type="float">
            <text:p>6,2E-13</text:p>
          </table:table-cell>
          <table:table-cell office:value-type="float" office:value="41.5" calcext:value-type="float">
            <text:p>41,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22" calcext:value-type="float">
            <text:p>0,0000022</text:p>
          </table:table-cell>
          <table:table-cell office:value-type="float" office:value="0.0000024" calcext:value-type="float">
            <text:p>0,0000024</text:p>
          </table:table-cell>
          <table:table-cell office:value-type="float" office:value="20.4" calcext:value-type="float">
            <text:p>2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office:value-type="float" office:value="187" calcext:value-type="float">
            <text:p>187</text:p>
          </table:table-cell>
          <table:table-cell office:value-type="float" office:value="223" calcext:value-type="float">
            <text:p>223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6G104800</text:p>
          </table:table-cell>
          <table:table-cell office:value-type="string" calcext:value-type="string">
            <text:p>-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92" calcext:value-type="float">
            <text:p>9,2E-13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92" calcext:value-type="float">
            <text:p>0,0000092</text:p>
          </table:table-cell>
          <table:table-cell office:value-type="float" office:value="0.0000098" calcext:value-type="float">
            <text:p>0,0000098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6G104800</text:p>
          </table:table-cell>
          <table:table-cell office:value-type="string" calcext:value-type="string">
            <text:p>-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092" calcext:value-type="float">
            <text:p>9,2E-13</text:p>
          </table:table-cell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89" calcext:value-type="float">
            <text:p>189</text:p>
          </table:table-cell>
          <table:table-cell office:value-type="float" office:value="222" calcext:value-type="float">
            <text:p>222</text:p>
          </table:table-cell>
          <table:table-cell office:value-type="float" office:value="182" calcext:value-type="float">
            <text:p>182</text:p>
          </table:table-cell>
          <table:table-cell office:value-type="float" office:value="222" calcext:value-type="float">
            <text:p>22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7g049180</text:p>
          </table:table-cell>
          <table:table-cell office:value-type="string" calcext:value-type="string">
            <text:p>-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11" calcext:value-type="float">
            <text:p>1,1E-12</text:p>
          </table:table-cell>
          <table:table-cell office:value-type="float" office:value="40.7" calcext:value-type="float">
            <text:p>40,7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16.4" calcext:value-type="float">
            <text:p>16,4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1828320</text:p>
          </table:table-cell>
          <table:table-cell office:value-type="string" calcext:value-type="string">
            <text:p>-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11" calcext:value-type="float">
            <text:p>1,1E-12</text:p>
          </table:table-cell>
          <table:table-cell office:value-type="float" office:value="40.7" calcext:value-type="float">
            <text:p>40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13" calcext:value-type="float">
            <text:p>0,00000013</text:p>
          </table:table-cell>
          <table:table-cell office:value-type="float" office:value="0.00000014" calcext:value-type="float">
            <text:p>0,00000014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2G09960</text:p>
          </table:table-cell>
          <table:table-cell office:value-type="string" calcext:value-type="string">
            <text:p>-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12" calcext:value-type="float">
            <text:p>1,2E-12</text:p>
          </table:table-cell>
          <table:table-cell office:value-type="float" office:value="40.5" calcext:value-type="float">
            <text:p>4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65" calcext:value-type="float">
            <text:p>6,5E-10</text:p>
          </table:table-cell>
          <table:table-cell office:value-type="float" office:value="0.00000000069" calcext:value-type="float">
            <text:p>6,9E-10</text:p>
          </table:table-cell>
          <table:table-cell office:value-type="float" office:value="31.7" calcext:value-type="float">
            <text:p>31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1g3v3834250</text:p>
          </table:table-cell>
          <table:table-cell office:value-type="string" calcext:value-type="string">
            <text:p>-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00015" calcext:value-type="float">
            <text:p>1,50E-12</text:p>
          </table:table-cell>
          <table:table-cell office:value-type="float" office:value="40.3" calcext:value-type="float">
            <text:p>4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15" calcext:value-type="float">
            <text:p>0,0000000015</text:p>
          </table:table-cell>
          <table:table-cell office:value-type="float" office:value="30.6" calcext:value-type="float">
            <text:p>3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office:value-type="float" office:value="213" calcext:value-type="float">
            <text:p>213</text:p>
          </table:table-cell>
          <table:table-cell office:value-type="float" office:value="184" calcext:value-type="float">
            <text:p>184</text:p>
          </table:table-cell>
          <table:table-cell office:value-type="float" office:value="231" calcext:value-type="float">
            <text:p>23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4g3v0912440</text:p>
          </table:table-cell>
          <table:table-cell office:value-type="string" calcext:value-type="string">
            <text:p>-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00017" calcext:value-type="float">
            <text:p>1,70E-12</text:p>
          </table:table-cell>
          <table:table-cell office:value-type="float" office:value="40.1" calcext:value-type="float">
            <text:p>40,1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48" calcext:value-type="float">
            <text:p>0,0000048</text:p>
          </table:table-cell>
          <table:table-cell office:value-type="float" office:value="0.0000051" calcext:value-type="float">
            <text:p>0,0000051</text:p>
          </table:table-cell>
          <table:table-cell office:value-type="float" office:value="19.3" calcext:value-type="float">
            <text:p>19,3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19050</text:p>
          </table:table-cell>
          <table:table-cell office:value-type="string" calcext:value-type="string">
            <text:p>-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19" calcext:value-type="float">
            <text:p>1,9E-12</text:p>
          </table:table-cell>
          <table:table-cell office:value-type="float" office:value="39.9" calcext:value-type="float">
            <text:p>39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79" calcext:value-type="float">
            <text:p>0,000000079</text:p>
          </table:table-cell>
          <table:table-cell office:value-type="float" office:value="0.000000084" calcext:value-type="float">
            <text:p>0,000000084</text:p>
          </table:table-cell>
          <table:table-cell office:value-type="float" office:value="25.1" calcext:value-type="float">
            <text:p>25,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97" calcext:value-type="float">
            <text:p>197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3G213100</text:p>
          </table:table-cell>
          <table:table-cell office:value-type="string" calcext:value-type="string">
            <text:p>-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2" calcext:value-type="float">
            <text:p>2E-12</text:p>
          </table:table-cell>
          <table:table-cell office:value-type="float" office:value="39.9" calcext:value-type="float">
            <text:p>39,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2.6" calcext:value-type="float">
            <text:p>12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3G213100</text:p>
          </table:table-cell>
          <table:table-cell office:value-type="string" calcext:value-type="string">
            <text:p>-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0002" calcext:value-type="float">
            <text:p>2,00E-12</text:p>
          </table:table-cell>
          <table:table-cell office:value-type="float" office:value="39.9" calcext:value-type="float">
            <text:p>39,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77" calcext:value-type="float">
            <text:p>0,000077</text:p>
          </table:table-cell>
          <table:table-cell table:style-name="ce6" office:value-type="float" office:value="0.000082" calcext:value-type="float">
            <text:p>8,20E-05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195" calcext:value-type="float">
            <text:p>195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1G36550</text:p>
          </table:table-cell>
          <table:table-cell office:value-type="string" calcext:value-type="string">
            <text:p>-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00026" calcext:value-type="float">
            <text:p>2,60E-12</text:p>
          </table:table-cell>
          <table:table-cell office:value-type="float" office:value="39.5" calcext:value-type="float">
            <text:p>39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052" calcext:value-type="float">
            <text:p>5,2E-12</text:p>
          </table:table-cell>
          <table:table-cell office:value-type="float" office:value="0.0000000000055" calcext:value-type="float">
            <text:p>5,5E-12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2g40627</text:p>
          </table:table-cell>
          <table:table-cell office:value-type="string" calcext:value-type="string">
            <text:p>-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28" calcext:value-type="float">
            <text:p>2,8E-12</text:p>
          </table:table-cell>
          <table:table-cell office:value-type="float" office:value="39.4" calcext:value-type="float">
            <text:p>39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013" calcext:value-type="float">
            <text:p>1,3E-11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7.2" calcext:value-type="float">
            <text:p>37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214" calcext:value-type="float">
            <text:p>214</text:p>
          </table:table-cell>
          <table:table-cell office:value-type="float" office:value="170" calcext:value-type="float">
            <text:p>170</text:p>
          </table:table-cell>
          <table:table-cell office:value-type="float" office:value="214" calcext:value-type="float">
            <text:p>21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8g078300</text:p>
          </table:table-cell>
          <table:table-cell office:value-type="string" calcext:value-type="string">
            <text:p>-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4" calcext:value-type="float">
            <text:p>4E-12</text:p>
          </table:table-cell>
          <table:table-cell office:value-type="float" office:value="38.9" calcext:value-type="float">
            <text:p>38,9</text:p>
          </table:table-cell>
          <table:table-cell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37" calcext:value-type="float">
            <text:p>0,0000037</text:p>
          </table:table-cell>
          <table:table-cell office:value-type="float" office:value="0.000004" calcext:value-type="float">
            <text:p>0,000004</text:p>
          </table:table-cell>
          <table:table-cell office:value-type="float" office:value="19.7" calcext:value-type="float">
            <text:p>19,7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8g078300</text:p>
          </table:table-cell>
          <table:table-cell office:value-type="string" calcext:value-type="string">
            <text:p>-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04" calcext:value-type="float">
            <text:p>4E-12</text:p>
          </table:table-cell>
          <table:table-cell office:value-type="float" office:value="38.9" calcext:value-type="float">
            <text:p>38,9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4g16350</text:p>
          </table:table-cell>
          <table:table-cell office:value-type="string" calcext:value-type="string">
            <text:p>-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7.2" calcext:value-type="float">
            <text:p>37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.00000034" calcext:value-type="float">
            <text:p>3,40E-07</text:p>
          </table:table-cell>
          <table:table-cell office:value-type="float" office:value="0.00000036" calcext:value-type="float">
            <text:p>0,00000036</text:p>
          </table:table-cell>
          <table:table-cell office:value-type="float" office:value="23.1" calcext:value-type="float">
            <text:p>23,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203" calcext:value-type="float">
            <text:p>203</text:p>
          </table:table-cell>
          <table:table-cell office:value-type="float" office:value="240" calcext:value-type="float">
            <text:p>24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904690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7.1" calcext:value-type="float">
            <text:p>37,1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17.9" calcext:value-type="float">
            <text:p>17,9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2904690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7.1" calcext:value-type="float">
            <text:p>37,1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3G21630</text:p>
          </table:table-cell>
          <table:table-cell office:value-type="string" calcext:value-type="string">
            <text:p>-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19" calcext:value-type="float">
            <text:p>1,9E-11</text:p>
          </table:table-cell>
          <table:table-cell office:value-type="float" office:value="36.7" calcext:value-type="float">
            <text:p>36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4" calcext:value-type="float">
            <text:p>0,000004</text:p>
          </table:table-cell>
          <table:table-cell office:value-type="float" office:value="0.0000042" calcext:value-type="float">
            <text:p>0,0000042</text:p>
          </table:table-cell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3g51790</text:p>
          </table:table-cell>
          <table:table-cell office:value-type="string" calcext:value-type="string">
            <text:p>-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25" calcext:value-type="float">
            <text:p>2,5E-11</text:p>
          </table:table-cell>
          <table:table-cell office:value-type="float" office:value="36.3" calcext:value-type="float">
            <text:p>36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.000016" calcext:value-type="float">
            <text:p>1,60E-05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1" calcext:value-type="float">
            <text:p>191</text:p>
          </table:table-cell>
          <table:table-cell office:value-type="float" office:value="218" calcext:value-type="float">
            <text:p>218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E02055</text:p>
          </table:table-cell>
          <table:table-cell office:value-type="string" calcext:value-type="string">
            <text:p>-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32" calcext:value-type="float">
            <text:p>3,2E-11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5" calcext:value-type="float">
            <text:p>0,00015</text:p>
          </table:table-cell>
          <table:table-cell table:style-name="ce6" office:value-type="float" office:value="0.00016" calcext:value-type="float">
            <text:p>1,60E-04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173" calcext:value-type="float">
            <text:p>173</text:p>
          </table:table-cell>
          <table:table-cell office:value-type="float" office:value="206" calcext:value-type="float">
            <text:p>20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42440</text:p>
          </table:table-cell>
          <table:table-cell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36" calcext:value-type="float">
            <text:p>3,6E-11</text:p>
          </table:table-cell>
          <table:table-cell office:value-type="float" office:value="35.9" calcext:value-type="float">
            <text:p>35,9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0.00000022" calcext:value-type="float">
            <text:p>0,00000022</text:p>
          </table:table-cell>
          <table:table-cell office:value-type="float" office:value="23.7" calcext:value-type="float">
            <text:p>23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office:value-type="float" office:value="228" calcext:value-type="float">
            <text:p>228</text:p>
          </table:table-cell>
          <table:table-cell office:value-type="float" office:value="190" calcext:value-type="float">
            <text:p>190</text:p>
          </table:table-cell>
          <table:table-cell office:value-type="float" office:value="228" calcext:value-type="float">
            <text:p>22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0g3v0219829</text:p>
          </table:table-cell>
          <table:table-cell office:value-type="string" calcext:value-type="string">
            <text:p>-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42" calcext:value-type="float">
            <text:p>4,2E-11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3" calcext:value-type="float">
            <text:p>0,000000003</text:p>
          </table:table-cell>
          <table:table-cell table:style-name="ce6" office:value-type="float" office:value="0.0000000032" calcext:value-type="float">
            <text:p>3,20E-09</text:p>
          </table:table-cell>
          <table:table-cell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2G45750</text:p>
          </table:table-cell>
          <table:table-cell office:value-type="string" calcext:value-type="string">
            <text:p>-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65" calcext:value-type="float">
            <text:p>6,5E-11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98" calcext:value-type="float">
            <text:p>0,0000098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F00223</text:p>
          </table:table-cell>
          <table:table-cell office:value-type="string" calcext:value-type="string">
            <text:p>-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77" calcext:value-type="float">
            <text:p>7,7E-11</text:p>
          </table:table-cell>
          <table:table-cell office:value-type="float" office:value="34.8" calcext:value-type="float">
            <text:p>34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15" calcext:value-type="float">
            <text:p>1,5E-10</text:p>
          </table:table-cell>
          <table:table-cell office:value-type="float" office:value="0.00000000016" calcext:value-type="float">
            <text:p>1,6E-10</text:p>
          </table:table-cell>
          <table:table-cell office:value-type="float" office:value="33.7" calcext:value-type="float">
            <text:p>33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2g089900</text:p>
          </table:table-cell>
          <table:table-cell office:value-type="string" calcext:value-type="string">
            <text:p>-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085" calcext:value-type="float">
            <text:p>8,5E-11</text:p>
          </table:table-cell>
          <table:table-cell office:value-type="float" office:value="34.7" calcext:value-type="float">
            <text:p>34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96" calcext:value-type="float">
            <text:p>0,0000096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float" office:value="232" calcext:value-type="float">
            <text:p>23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11G35330</text:p>
          </table:table-cell>
          <table:table-cell office:value-type="string" calcext:value-type="string">
            <text:p>-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14" calcext:value-type="float">
            <text:p>1,4E-10</text:p>
          </table:table-cell>
          <table:table-cell office:value-type="float" office:value="33.9" calcext:value-type="float">
            <text:p>33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7" calcext:value-type="float">
            <text:p>0,0000017</text:p>
          </table:table-cell>
          <table:table-cell office:value-type="float" office:value="0.0000018" calcext:value-type="float">
            <text:p>0,0000018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15" calcext:value-type="float">
            <text:p>215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249" calcext:value-type="float">
            <text:p>24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4g058570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16" calcext:value-type="float">
            <text:p>1,6E-10</text:p>
          </table:table-cell>
          <table:table-cell office:value-type="float" office:value="33.7" calcext:value-type="float">
            <text:p>33,7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2.1" calcext:value-type="float">
            <text:p>12,1</text:p>
          </table:table-cell>
          <table:table-cell office:value-type="float" office:value="1.1" calcext:value-type="float">
            <text:p>1,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4g058570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16" calcext:value-type="float">
            <text:p>1,6E-10</text:p>
          </table:table-cell>
          <table:table-cell office:value-type="float" office:value="33.7" calcext:value-type="float">
            <text:p>33,7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16" calcext:value-type="float">
            <text:p>0,0000016</text:p>
          </table:table-cell>
          <table:table-cell office:value-type="float" office:value="0.0000017" calcext:value-type="float">
            <text:p>0,0000017</text:p>
          </table:table-cell>
          <table:table-cell office:value-type="float" office:value="20.9" calcext:value-type="float">
            <text:p>20,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238" calcext:value-type="float">
            <text:p>23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1g021845</text:p>
          </table:table-cell>
          <table:table-cell office:value-type="string" calcext:value-type="string">
            <text:p>-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37" calcext:value-type="float">
            <text:p>3,7E-10</text:p>
          </table:table-cell>
          <table:table-cell office:value-type="float" office:value="32.6" calcext:value-type="float">
            <text:p>32,6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26" calcext:value-type="float">
            <text:p>0,0000000026</text:p>
          </table:table-cell>
          <table:table-cell office:value-type="float" office:value="0.0000000028" calcext:value-type="float">
            <text:p>0,0000000028</text:p>
          </table:table-cell>
          <table:table-cell office:value-type="float" office:value="29.8" calcext:value-type="float">
            <text:p>29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H00193</text:p>
          </table:table-cell>
          <table:table-cell office:value-type="string" calcext:value-type="string">
            <text:p>-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42" calcext:value-type="float">
            <text:p>4,2E-10</text:p>
          </table:table-cell>
          <table:table-cell office:value-type="float" office:value="32.4" calcext:value-type="float">
            <text:p>32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76" calcext:value-type="float">
            <text:p>7,6E-10</text:p>
          </table:table-cell>
          <table:table-cell office:value-type="float" office:value="0.00000000081" calcext:value-type="float">
            <text:p>8,1E-10</text:p>
          </table:table-cell>
          <table:table-cell office:value-type="float" office:value="31.5" calcext:value-type="float">
            <text:p>3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86310</text:p>
          </table:table-cell>
          <table:table-cell office:value-type="string" calcext:value-type="string">
            <text:p>-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49" calcext:value-type="float">
            <text:p>4,9E-10</text:p>
          </table:table-cell>
          <table:table-cell office:value-type="float" office:value="32.2" calcext:value-type="float">
            <text:p>32,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31" calcext:value-type="float">
            <text:p>0,000031</text:p>
          </table:table-cell>
          <table:table-cell table:style-name="ce6" office:value-type="float" office:value="0.000033" calcext:value-type="float">
            <text:p>3,30E-05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86310</text:p>
          </table:table-cell>
          <table:table-cell office:value-type="string" calcext:value-type="string">
            <text:p>-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49" calcext:value-type="float">
            <text:p>4,9E-10</text:p>
          </table:table-cell>
          <table:table-cell office:value-type="float" office:value="32.2" calcext:value-type="float">
            <text:p>32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85790</text:p>
          </table:table-cell>
          <table:table-cell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57" calcext:value-type="float">
            <text:p>5,7E-10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51" calcext:value-type="float">
            <text:p>0,000000051</text:p>
          </table:table-cell>
          <table:table-cell office:value-type="float" office:value="0.000000054" calcext:value-type="float">
            <text:p>0,000000054</text:p>
          </table:table-cell>
          <table:table-cell office:value-type="float" office:value="25.7" calcext:value-type="float">
            <text:p>25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 office:value-type="float" office:value="231" calcext:value-type="float">
            <text:p>23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ra.D02042</text:p>
          </table:table-cell>
          <table:table-cell office:value-type="string" calcext:value-type="string">
            <text:p>-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62" calcext:value-type="float">
            <text:p>6,2E-10</text:p>
          </table:table-cell>
          <table:table-cell office:value-type="float" office:value="31.9" calcext:value-type="float">
            <text:p>31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95" calcext:value-type="float">
            <text:p>0,00000095</text:p>
          </table:table-cell>
          <table:table-cell table:style-name="ce6" office:value-type="float" office:value="0.000001" calcext:value-type="float">
            <text:p>1,00E-06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240" calcext:value-type="float">
            <text:p>240</text:p>
          </table:table-cell>
          <table:table-cell office:value-type="float" office:value="198" calcext:value-type="float">
            <text:p>198</text:p>
          </table:table-cell>
          <table:table-cell office:value-type="float" office:value="240" calcext:value-type="float">
            <text:p>240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1G027000</text:p>
          </table:table-cell>
          <table:table-cell office:value-type="string" calcext:value-type="string">
            <text:p>-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094" calcext:value-type="float">
            <text:p>9,40E-10</text:p>
          </table:table-cell>
          <table:table-cell office:value-type="float" office:value="31.3" calcext:value-type="float">
            <text:p>31,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,00054</text:p>
          </table:table-cell>
          <table:table-cell table:style-name="ce6" office:value-type="float" office:value="0.00057" calcext:value-type="float">
            <text:p>5,70E-04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office:value-type="float" office:value="164" calcext:value-type="float">
            <text:p>16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1G027000</text:p>
          </table:table-cell>
          <table:table-cell office:value-type="string" calcext:value-type="string">
            <text:p>-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94" calcext:value-type="float">
            <text:p>9,4E-10</text:p>
          </table:table-cell>
          <table:table-cell office:value-type="float" office:value="31.3" calcext:value-type="float">
            <text:p>31,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72" calcext:value-type="float">
            <text:p>0,00072</text:p>
          </table:table-cell>
          <table:table-cell table:style-name="ce6" office:value-type="float" office:value="0.00077" calcext:value-type="float">
            <text:p>7,70E-04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3g06770</text:p>
          </table:table-cell>
          <table:table-cell office:value-type="string" calcext:value-type="string">
            <text:p>-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095" calcext:value-type="float">
            <text:p>9,5E-10</text:p>
          </table:table-cell>
          <table:table-cell office:value-type="float" office:value="31.3" calcext:value-type="float">
            <text:p>3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28" calcext:value-type="float">
            <text:p>0,0000000028</text:p>
          </table:table-cell>
          <table:table-cell table:style-name="ce6" office:value-type="float" office:value="0.000000003" calcext:value-type="float">
            <text:p>3,00E-09</text:p>
          </table:table-cell>
          <table:table-cell office:value-type="float" office:value="29.7" calcext:value-type="float">
            <text:p>29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office:value-type="float" office:value="243" calcext:value-type="float">
            <text:p>24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2g089920</text:p>
          </table:table-cell>
          <table:table-cell office:value-type="string" calcext:value-type="string">
            <text:p>-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2" calcext:value-type="float">
            <text:p>0,000000002</text:p>
          </table:table-cell>
          <table:table-cell office:value-type="float" office:value="30.3" calcext:value-type="float">
            <text:p>30,3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95" calcext:value-type="float">
            <text:p>0,00000095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21.6" calcext:value-type="float">
            <text:p>21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91" calcext:value-type="float">
            <text:p>191</text:p>
          </table:table-cell>
          <table:table-cell office:value-type="float" office:value="232" calcext:value-type="float">
            <text:p>232</text:p>
          </table:table-cell>
          <table:table-cell office:value-type="float" office:value="189" calcext:value-type="float">
            <text:p>189</text:p>
          </table:table-cell>
          <table:table-cell office:value-type="float" office:value="232" calcext:value-type="float">
            <text:p>2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3G058700</text:p>
          </table:table-cell>
          <table:table-cell office:value-type="string" calcext:value-type="string">
            <text:p>-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021" calcext:value-type="float">
            <text:p>2,10E-09</text:p>
          </table:table-cell>
          <table:table-cell office:value-type="float" office:value="30.2" calcext:value-type="float">
            <text:p>3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66" calcext:value-type="float">
            <text:p>0,0000000066</text:p>
          </table:table-cell>
          <table:table-cell office:value-type="float" office:value="0.000000007" calcext:value-type="float">
            <text:p>0,000000007</text:p>
          </table:table-cell>
          <table:table-cell office:value-type="float" office:value="28.5" calcext:value-type="float">
            <text:p>28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154" calcext:value-type="float">
            <text:p>154</text:p>
          </table:table-cell>
          <table:table-cell office:value-type="float" office:value="197" calcext:value-type="float">
            <text:p>19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0g3v0145339</text:p>
          </table:table-cell>
          <table:table-cell office:value-type="string" calcext:value-type="string">
            <text:p>-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33" calcext:value-type="float">
            <text:p>0,0000000033</text:p>
          </table:table-cell>
          <table:table-cell office:value-type="float" office:value="29.6" calcext:value-type="float">
            <text:p>29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85" calcext:value-type="float">
            <text:p>0,000000085</text:p>
          </table:table-cell>
          <table:table-cell office:value-type="float" office:value="0.00000009" calcext:value-type="float">
            <text:p>0,000000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6g3v1812110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46" calcext:value-type="float">
            <text:p>0,0000000046</text:p>
          </table:table-cell>
          <table:table-cell office:value-type="float" office:value="29.1" calcext:value-type="float">
            <text:p>29,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17.2" calcext:value-type="float">
            <text:p>17,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3g3v3082380</text:p>
          </table:table-cell>
          <table:table-cell office:value-type="string" calcext:value-type="string">
            <text:p>-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6" calcext:value-type="float">
            <text:p>0,000000006</text:p>
          </table:table-cell>
          <table:table-cell office:value-type="float" office:value="28.7" calcext:value-type="float">
            <text:p>28,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2" calcext:value-type="float">
            <text:p>0,00012</text:p>
          </table:table-cell>
          <table:table-cell table:style-name="ce6" office:value-type="float" office:value="0.00013" calcext:value-type="float">
            <text:p>1,30E-04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87" calcext:value-type="float">
            <text:p>187</text:p>
          </table:table-cell>
          <table:table-cell office:value-type="float" office:value="228" calcext:value-type="float">
            <text:p>228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7G147500</text:p>
          </table:table-cell>
          <table:table-cell office:value-type="string" calcext:value-type="string">
            <text:p>-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82" calcext:value-type="float">
            <text:p>0,0000000082</text:p>
          </table:table-cell>
          <table:table-cell office:value-type="float" office:value="28.3" calcext:value-type="float">
            <text:p>28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89" calcext:value-type="float">
            <text:p>0,00089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168" calcext:value-type="float">
            <text:p>16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86130</text:p>
          </table:table-cell>
          <table:table-cell office:value-type="string" calcext:value-type="string">
            <text:p>-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082" calcext:value-type="float">
            <text:p>0,0000000082</text:p>
          </table:table-cell>
          <table:table-cell office:value-type="float" office:value="28.3" calcext:value-type="float">
            <text:p>28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14.6" calcext:value-type="float">
            <text:p>14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7g029650</text:p>
          </table:table-cell>
          <table:table-cell office:value-type="string" calcext:value-type="string">
            <text:p>-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13" calcext:value-type="float">
            <text:p>0,000000013</text:p>
          </table:table-cell>
          <table:table-cell office:value-type="float" office:value="27.7" calcext:value-type="float">
            <text:p>27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95" calcext:value-type="float">
            <text:p>0,0000095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18.4" calcext:value-type="float">
            <text:p>18,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float" office:value="215" calcext:value-type="float">
            <text:p>215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86120</text:p>
          </table:table-cell>
          <table:table-cell office:value-type="string" calcext:value-type="string">
            <text:p>-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23" calcext:value-type="float">
            <text:p>0,000000023</text:p>
          </table:table-cell>
          <table:table-cell office:value-type="float" office:value="26.8" calcext:value-type="float">
            <text:p>26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14.6" calcext:value-type="float">
            <text:p>14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7g079320</text:p>
          </table:table-cell>
          <table:table-cell office:value-type="string" calcext:value-type="string">
            <text:p>-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43" calcext:value-type="float">
            <text:p>0,000000043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54" calcext:value-type="float">
            <text:p>0,000054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187" calcext:value-type="float">
            <text:p>187</text:p>
          </table:table-cell>
          <table:table-cell office:value-type="float" office:value="236" calcext:value-type="float">
            <text:p>2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11g069630</text:p>
          </table:table-cell>
          <table:table-cell office:value-type="string" calcext:value-type="string">
            <text:p>-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061" calcext:value-type="float">
            <text:p>6,10E-08</text:p>
          </table:table-cell>
          <table:table-cell office:value-type="float" office:value="25.5" calcext:value-type="float">
            <text:p>25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48" calcext:value-type="float">
            <text:p>0,000048</text:p>
          </table:table-cell>
          <table:table-cell table:style-name="ce6" office:value-type="float" office:value="0.000051" calcext:value-type="float">
            <text:p>5,10E-05</text:p>
          </table:table-cell>
          <table:table-cell office:value-type="float" office:value="16.2" calcext:value-type="float">
            <text:p>16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1G51940</text:p>
          </table:table-cell>
          <table:table-cell office:value-type="string" calcext:value-type="string">
            <text:p>-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69" calcext:value-type="float">
            <text:p>0,000000069</text:p>
          </table:table-cell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14" calcext:value-type="float">
            <text:p>0,00000014</text:p>
          </table:table-cell>
          <table:table-cell office:value-type="float" office:value="0.00000015" calcext:value-type="float">
            <text:p>0,00000015</text:p>
          </table:table-cell>
          <table:table-cell office:value-type="float" office:value="24.3" calcext:value-type="float">
            <text:p>24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1g3v2808030</text:p>
          </table:table-cell>
          <table:table-cell office:value-type="string" calcext:value-type="string">
            <text:p>-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073" calcext:value-type="float">
            <text:p>0,000000073</text:p>
          </table:table-cell>
          <table:table-cell office:value-type="float" office:value="25.3" calcext:value-type="float">
            <text:p>25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1" calcext:value-type="float">
            <text:p>0,0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8g014500</text:p>
          </table:table-cell>
          <table:table-cell office:value-type="string" calcext:value-type="string">
            <text:p>-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1" calcext:value-type="float">
            <text:p>0,0000001</text:p>
          </table:table-cell>
          <table:table-cell office:value-type="float" office:value="24.8" calcext:value-type="float">
            <text:p>24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19" calcext:value-type="float">
            <text:p>0,00000019</text:p>
          </table:table-cell>
          <table:table-cell office:value-type="float" office:value="0.0000002" calcext:value-type="float">
            <text:p>0,0000002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1828350</text:p>
          </table:table-cell>
          <table:table-cell office:value-type="string" calcext:value-type="string">
            <text:p>-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4.7" calcext:value-type="float">
            <text:p>24,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5G168000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12" calcext:value-type="float">
            <text:p>0,00000012</text:p>
          </table:table-cell>
          <table:table-cell office:value-type="float" office:value="24.6" calcext:value-type="float">
            <text:p>24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9" calcext:value-type="float">
            <text:p>0,000039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16.5" calcext:value-type="float">
            <text:p>16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3G303700</text:p>
          </table:table-cell>
          <table:table-cell office:value-type="string" calcext:value-type="string">
            <text:p>-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14" calcext:value-type="float">
            <text:p>0,00000014</text:p>
          </table:table-cell>
          <table:table-cell office:value-type="float" office:value="24.3" calcext:value-type="float">
            <text:p>24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.00019" calcext:value-type="float">
            <text:p>1,90E-0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95" calcext:value-type="float">
            <text:p>195</text:p>
          </table:table-cell>
          <table:table-cell office:value-type="float" office:value="221" calcext:value-type="float">
            <text:p>221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1g69290</text:p>
          </table:table-cell>
          <table:table-cell office:value-type="string" calcext:value-type="string">
            <text:p>-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29" calcext:value-type="float">
            <text:p>0,00029</text:p>
          </table:table-cell>
          <table:table-cell table:style-name="ce6" office:value-type="float" office:value="0.0003" calcext:value-type="float">
            <text:p>3,00E-04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138" calcext:value-type="float">
            <text:p>138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6G41960</text:p>
          </table:table-cell>
          <table:table-cell office:value-type="string" calcext:value-type="string">
            <text:p>-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33" calcext:value-type="float">
            <text:p>0,0000033</text:p>
          </table:table-cell>
          <table:table-cell office:value-type="float" office:value="0.0000035" calcext:value-type="float">
            <text:p>0,0000035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3g3v2318170</text:p>
          </table:table-cell>
          <table:table-cell office:value-type="string" calcext:value-type="string">
            <text:p>-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0.0000004" calcext:value-type="float">
            <text:p>4,00E-07</text:p>
          </table:table-cell>
          <table:table-cell office:value-type="float" office:value="0.00000043" calcext:value-type="float">
            <text:p>0,00000043</text:p>
          </table:table-cell>
          <table:table-cell office:value-type="float" office:value="22.8" calcext:value-type="float">
            <text:p>22,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59" calcext:value-type="float">
            <text:p>159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3G13080</text:p>
          </table:table-cell>
          <table:table-cell office:value-type="string" calcext:value-type="string">
            <text:p>-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21" calcext:value-type="float">
            <text:p>0,00000021</text:p>
          </table:table-cell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s01G53840</text:p>
          </table:table-cell>
          <table:table-cell office:value-type="string" calcext:value-type="string">
            <text:p>-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25" calcext:value-type="float">
            <text:p>0,00000025</text:p>
          </table:table-cell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45" calcext:value-type="float">
            <text:p>0,00000045</text:p>
          </table:table-cell>
          <table:table-cell office:value-type="float" office:value="0.00000047" calcext:value-type="float">
            <text:p>0,00000047</text:p>
          </table:table-cell>
          <table:table-cell office:value-type="float" office:value="22.7" calcext:value-type="float">
            <text:p>22,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T3G01840</text:p>
          </table:table-cell>
          <table:table-cell office:value-type="string" calcext:value-type="string">
            <text:p>-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31" calcext:value-type="float">
            <text:p>0,00000031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177" calcext:value-type="float">
            <text:p>177</text:p>
          </table:table-cell>
          <table:table-cell office:value-type="float" office:value="213" calcext:value-type="float">
            <text:p>213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upe.1G247900</text:p>
          </table:table-cell>
          <table:table-cell office:value-type="string" calcext:value-type="string">
            <text:p>-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031" calcext:value-type="float">
            <text:p>0,00000031</text:p>
          </table:table-cell>
          <table:table-cell office:value-type="float" office:value="23.2" calcext:value-type="float">
            <text:p>23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13.8" calcext:value-type="float">
            <text:p>1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2" calcext:value-type="float">
            <text:p>162</text:p>
          </table:table-cell>
          <table:table-cell office:value-type="float" office:value="207" calcext:value-type="float">
            <text:p>207</text:p>
          </table:table-cell>
          <table:table-cell office:value-type="float" office:value="162" calcext:value-type="float">
            <text:p>162</text:p>
          </table:table-cell>
          <table:table-cell office:value-type="float" office:value="207" calcext:value-type="float">
            <text:p>207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3g121050</text:p>
          </table:table-cell>
          <table:table-cell office:value-type="string" calcext:value-type="string">
            <text:p>-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0.00000089" calcext:value-type="float">
            <text:p>8,90E-07</text:p>
          </table:table-cell>
          <table:table-cell office:value-type="float" office:value="21.8" calcext:value-type="float">
            <text:p>21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7" calcext:value-type="float">
            <text:p>0,0000017</text:p>
          </table:table-cell>
          <table:table-cell office:value-type="float" office:value="0.0000018" calcext:value-type="float">
            <text:p>0,0000018</text:p>
          </table:table-cell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radi2g49400</text:p>
          </table:table-cell>
          <table:table-cell office:value-type="string" calcext:value-type="string">
            <text:p>-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34" calcext:value-type="float">
            <text:p>0,0000034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67" calcext:value-type="float">
            <text:p>0,0000067</text:p>
          </table:table-cell>
          <table:table-cell office:value-type="float" office:value="0.0000071" calcext:value-type="float">
            <text:p>0,0000071</text:p>
          </table:table-cell>
          <table:table-cell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lyc06g069610</text:p>
          </table:table-cell>
          <table:table-cell office:value-type="string" calcext:value-type="string">
            <text:p>-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35" calcext:value-type="float">
            <text:p>0,0000035</text:p>
          </table:table-cell>
          <table:table-cell office:value-type="float" office:value="19.9" calcext:value-type="float">
            <text:p>19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0015" calcext:value-type="float">
            <text:p>0,000015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j2g3v1415410</text:p>
          </table:table-cell>
          <table:table-cell office:value-type="string" calcext:value-type="string">
            <text:p>-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19.4" calcext:value-type="float">
            <text:p>19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213" calcext:value-type="float">
            <text:p>213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dtr5g033490</text:p>
          </table:table-cell>
          <table:table-cell office:value-type="string" calcext:value-type="string">
            <text:p>-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fam_seed_LysM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0.0000055" calcext:value-type="float">
            <text:p>0,0000055</text:p>
          </table:table-cell>
          <table:table-cell office:value-type="float" office:value="19.3" calcext:value-type="float">
            <text:p>19,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17.1" calcext:value-type="float">
            <text:p>17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62">
          <table:table-cell table:number-columns-repeated="10"/>
          <table:table-cell table:style-name="ce5"/>
          <table:table-cell table:number-columns-repeated="13"/>
        </table:table-row>
        <table:table-row table:style-name="ro1">
          <table:table-cell table:number-columns-repeated="10"/>
          <table:table-cell table:style-name="ce5"/>
          <table:table-cell table:number-columns-repeated="13"/>
        </table:table-row>
        <calcext:conditional-formats>
          <calcext:conditional-format calcext:target-range-address="'PFAM-HMM'.K3:'PFAM-HMM'.K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PFAM-HMM'.A2:'PFAM-HMM'.W13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6:29:57.2894527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Javier Lozano</meta:initial-creator>
    <meta:creation-date>2023-05-08T14:39:32.729751227</meta:creation-date>
    <dc:date>2023-06-21T16:31:12.371926452</dc:date>
    <dc:creator>Mauricio Javier Lozano</dc:creator>
    <meta:editing-duration>PT1H40M26S</meta:editing-duration>
    <meta:editing-cycles>9</meta:editing-cycles>
    <meta:generator>LibreOffice/7.5.4.2$Linux_X86_64 LibreOffice_project/36ccfdc35048b057fd9854c757a8b67ec53977b6</meta:generator>
    <meta:document-statistic meta:table-count="1" meta:cell-count="3180" meta:object-count="0"/>
  </office:meta>
</office:document-meta>
</file>